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8-11" calcext:value-type="date">
            <text:p>11/08/2025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9-04" calcext:value-type="date">
            <text:p>04/09/2025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0-06" calcext:value-type="date">
            <text:p>06/10/2025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2-16" calcext:value-type="date">
            <text:p>16/12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2-16" calcext:value-type="date">
            <text:p>16/12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7]-[.F7]" office:value-type="float" office:value="200" calcext:value-type="float">
            <text:p>20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7])" office:value-type="float" office:value="200" calcext:value-type="float">
            <text:p>20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69">
          <table:table-cell table:number-columns-repeated="64"/>
        </table:table-row>
        <table:table-row table:style-name="ro6" table:number-rows-repeated="10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4:21.562942308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4:21.5649926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1-05T15:33:08.963813226</dc:date>
    <dc:language>pt-PT</dc:language>
    <meta:editing-cycles>442</meta:editing-cycles>
    <meta:editing-duration>PT13H23M20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